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2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3" style:family="table-cell" style:parent-style-name="Default">
      <style:table-cell-properties fo:border-bottom="none" fo:border-left="0.088cm solid #000000" fo:border-right="0.088cm solid #000000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7" style:family="table-cell" style:parent-style-name="Default" style:data-style-name="N12000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" style:family="table-cell" style:parent-style-name="Default" style:data-style-name="N120000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20000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2" style:family="table-cell" style:parent-style-name="Default" style:data-style-name="N12000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3" style:family="table-cell" style:parent-style-name="Default" style:data-style-name="N120000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</office:automatic-styles>
  <office:body>
    <office:spreadsheet>
      <table:calculation-settings table:use-regular-expressions="false"/>
      <table:table table:name="Bloat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3" table:default-cell-style-name="ce7"/>
        <table:table-column table:style-name="co3" table:default-cell-style-name="ce12"/>
        <table:table-column table:style-name="co3" table:default-cell-style-name="ce7"/>
        <table:table-column table:style-name="co3" table:default-cell-style-name="ce12"/>
        <table:table-column table:style-name="co3" table:default-cell-style-name="ce7"/>
        <table:table-column table:style-name="co3" table:default-cell-style-name="ce12"/>
        <table:table-column table:style-name="co3" table:default-cell-style-name="ce7"/>
        <table:table-column table:style-name="co3" table:default-cell-style-name="ce12"/>
        <table:table-column table:style-name="co3" table:default-cell-style-name="ce7"/>
        <table:table-column table:style-name="co3" table:default-cell-style-name="ce12"/>
        <table:table-column table:style-name="co3" table:default-cell-style-name="ce7"/>
        <table:table-column table:style-name="co3" table:default-cell-style-name="ce12"/>
        <table:table-row table:style-name="ro1">
          <table:table-cell table:style-name="ce1" office:value-type="string" table:number-columns-spanned="1" table:number-rows-spanned="2">
            <text:p>Bloat</text:p>
          </table:table-cell>
          <table:table-cell table:style-name="ce5" office:value-type="float" office:value="48" table:number-columns-spanned="2" table:number-rows-spanned="1">
            <text:p>48</text:p>
          </table:table-cell>
          <table:covered-table-cell table:style-name="ce10"/>
          <table:table-cell table:style-name="ce5" office:value-type="float" office:value="26" table:number-columns-spanned="2" table:number-rows-spanned="1">
            <text:p>26</text:p>
          </table:table-cell>
          <table:covered-table-cell table:style-name="ce10"/>
          <table:table-cell table:style-name="ce5" office:value-type="float" office:value="30" table:number-columns-spanned="2" table:number-rows-spanned="1">
            <text:p>30</text:p>
          </table:table-cell>
          <table:covered-table-cell table:style-name="ce10"/>
          <table:table-cell table:style-name="ce5" office:value-type="float" office:value="34" table:number-columns-spanned="2" table:number-rows-spanned="1">
            <text:p>34</text:p>
          </table:table-cell>
          <table:covered-table-cell table:style-name="ce10"/>
          <table:table-cell table:style-name="ce5" office:value-type="float" office:value="38" table:number-columns-spanned="2" table:number-rows-spanned="1">
            <text:p>38</text:p>
          </table:table-cell>
          <table:covered-table-cell table:style-name="ce10"/>
          <table:table-cell table:style-name="ce5" office:value-type="float" office:value="42" table:number-columns-spanned="2" table:number-rows-spanned="1">
            <text:p>42</text:p>
          </table:table-cell>
          <table:covered-table-cell table:style-name="ce10"/>
          <table:table-cell table:style-name="ce5" office:value-type="float" office:value="44" table:number-columns-spanned="2" table:number-rows-spanned="1">
            <text:p>44</text:p>
          </table:table-cell>
          <table:covered-table-cell table:style-name="ce10"/>
          <table:table-cell table:style-name="ce5" office:value-type="float" office:value="46" table:number-columns-spanned="2" table:number-rows-spanned="1">
            <text:p>46</text:p>
          </table:table-cell>
          <table:covered-table-cell table:style-name="ce10"/>
          <table:table-cell table:style-name="ce5" office:value-type="float" office:value="50" table:number-columns-spanned="2" table:number-rows-spanned="1">
            <text:p>50</text:p>
          </table:table-cell>
          <table:covered-table-cell table:style-name="ce10"/>
          <table:table-cell table:style-name="ce5" office:value-type="float" office:value="52" table:number-columns-spanned="2" table:number-rows-spanned="1">
            <text:p>52</text:p>
          </table:table-cell>
          <table:covered-table-cell table:style-name="ce10"/>
          <table:table-cell table:style-name="ce5" office:value-type="float" office:value="54" table:number-columns-spanned="2" table:number-rows-spanned="1">
            <text:p>54</text:p>
          </table:table-cell>
          <table:covered-table-cell table:style-name="ce10"/>
          <table:table-cell table:style-name="ce5" office:value-type="float" office:value="56" table:number-columns-spanned="2" table:number-rows-spanned="1">
            <text:p>56</text:p>
          </table:table-cell>
          <table:covered-table-cell table:style-name="ce10"/>
        </table:table-row>
        <table:table-row table:style-name="ro1">
          <table:covered-table-cell table:style-name="Default"/>
          <table:table-cell table:style-name="ce6" office:value-type="string" table:number-columns-spanned="2" table:number-rows-spanned="1">
            <text:p>Standard</text:p>
          </table:table-cell>
          <table:covered-table-cell table:style-name="ce11"/>
          <table:table-cell table:style-name="ce6" office:value-type="string" table:number-columns-spanned="2" table:number-rows-spanned="1">
            <text:p>Special: XXXMini</text:p>
          </table:table-cell>
          <table:covered-table-cell table:style-name="ce11"/>
          <table:table-cell table:style-name="ce6" office:value-type="string" table:number-columns-spanned="2" table:number-rows-spanned="1">
            <text:p>Special: XXMini</text:p>
          </table:table-cell>
          <table:covered-table-cell table:style-name="ce11"/>
          <table:table-cell table:style-name="ce6" office:value-type="string" table:number-columns-spanned="2" table:number-rows-spanned="1">
            <text:p>Special: Xmini</text:p>
          </table:table-cell>
          <table:covered-table-cell table:style-name="ce6"/>
          <table:table-cell table:style-name="ce6" office:value-type="string" table:number-columns-spanned="2" table:number-rows-spanned="1">
            <text:p>Special: Mini</text:p>
          </table:table-cell>
          <table:covered-table-cell table:style-name="ce6"/>
          <table:table-cell table:style-name="ce6" office:value-type="string" table:number-columns-spanned="2" table:number-rows-spanned="1">
            <text:p>XXS</text:p>
          </table:table-cell>
          <table:covered-table-cell table:style-name="ce6"/>
          <table:table-cell table:style-name="ce6" office:value-type="string" table:number-columns-spanned="2" table:number-rows-spanned="1">
            <text:p>XS</text:p>
          </table:table-cell>
          <table:covered-table-cell table:style-name="ce6"/>
          <table:table-cell table:style-name="ce6" office:value-type="string" table:number-columns-spanned="2" table:number-rows-spanned="1">
            <text:p>S</text:p>
          </table:table-cell>
          <table:covered-table-cell table:style-name="ce6"/>
          <table:table-cell table:style-name="ce6" office:value-type="string" table:number-columns-spanned="2" table:number-rows-spanned="1">
            <text:p>L</text:p>
          </table:table-cell>
          <table:covered-table-cell table:style-name="ce6"/>
          <table:table-cell table:style-name="ce6" office:value-type="string" table:number-columns-spanned="2" table:number-rows-spanned="1">
            <text:p>XL</text:p>
          </table:table-cell>
          <table:covered-table-cell table:style-name="ce6"/>
          <table:table-cell table:style-name="ce6" office:value-type="string" table:number-columns-spanned="2" table:number-rows-spanned="1">
            <text:p>XXL</text:p>
          </table:table-cell>
          <table:covered-table-cell table:style-name="ce6"/>
          <table:table-cell table:style-name="ce6" office:value-type="string" table:number-columns-spanned="2" table:number-rows-spanned="1">
            <text:p>Special: XXXL</text:p>
          </table:table-cell>
          <table:covered-table-cell table:style-name="ce6"/>
        </table:table-row>
        <table:table-row table:style-name="ro1">
          <table:table-cell table:style-name="ce2" office:value-type="string">
            <text:p>DrawScale</text:p>
          </table:table-cell>
          <table:table-cell office:value-type="float" office:value="1.075" table:number-columns-spanned="2" table:number-rows-spanned="1">
            <text:p>1.075</text:p>
          </table:table-cell>
          <table:covered-table-cell/>
          <table:table-cell table:formula="of:=([.D1]/[.B1])*[.B3]" office:value-type="float" office:value="0.582291666666667" table:number-columns-spanned="2" table:number-rows-spanned="1">
            <text:p>0.5822916667</text:p>
          </table:table-cell>
          <table:covered-table-cell/>
          <table:table-cell table:formula="of:=([.F1]/[.B1])*[.B3]" office:value-type="float" office:value="0.671875" table:number-columns-spanned="2" table:number-rows-spanned="1">
            <text:p>0.671875</text:p>
          </table:table-cell>
          <table:covered-table-cell/>
          <table:table-cell table:formula="of:=([.H1]/[.B1])*[.B3]" office:value-type="float" office:value="0.761458333333333" table:number-columns-spanned="2" table:number-rows-spanned="1">
            <text:p>0.7614583333</text:p>
          </table:table-cell>
          <table:covered-table-cell/>
          <table:table-cell table:formula="of:=([.J1]/[.B1])*[.B3]" office:value-type="float" office:value="0.851041666666667" table:number-columns-spanned="2" table:number-rows-spanned="1">
            <text:p>0.8510416667</text:p>
          </table:table-cell>
          <table:covered-table-cell/>
          <table:table-cell table:formula="of:=([.L1]/[.B1])*[.B3]" office:value-type="float" office:value="0.940625" table:number-columns-spanned="2" table:number-rows-spanned="1">
            <text:p>0.940625</text:p>
          </table:table-cell>
          <table:covered-table-cell/>
          <table:table-cell table:formula="of:=([.N1]/[.B1])*[.B3]" office:value-type="float" office:value="0.985416666666667" table:number-columns-spanned="2" table:number-rows-spanned="1">
            <text:p>0.9854166667</text:p>
          </table:table-cell>
          <table:covered-table-cell/>
          <table:table-cell table:formula="of:=([.P1]/[.B1])*[.B3]" office:value-type="float" office:value="1.03020833333333" table:number-columns-spanned="2" table:number-rows-spanned="1">
            <text:p>1.0302083333</text:p>
          </table:table-cell>
          <table:covered-table-cell/>
          <table:table-cell table:formula="of:=([.R1]/[.B1])*[.B3]" office:value-type="float" office:value="1.11979166666667" table:number-columns-spanned="2" table:number-rows-spanned="1">
            <text:p>1.1197916667</text:p>
          </table:table-cell>
          <table:covered-table-cell/>
          <table:table-cell table:formula="of:=([.T1]/[.B1])*[.B3]" office:value-type="float" office:value="1.16458333333333" table:number-columns-spanned="2" table:number-rows-spanned="1">
            <text:p>1.1645833333</text:p>
          </table:table-cell>
          <table:covered-table-cell/>
          <table:table-cell table:formula="of:=([.V1]/[.B1])*[.B3]" office:value-type="float" office:value="1.209375" table:number-columns-spanned="2" table:number-rows-spanned="1">
            <text:p>1.209375</text:p>
          </table:table-cell>
          <table:covered-table-cell/>
          <table:table-cell table:formula="of:=([.X1]/[.B1])*[.B3]" office:value-type="float" office:value="1.25416666666667" table:number-columns-spanned="2" table:number-rows-spanned="1">
            <text:p>1.2541666667</text:p>
          </table:table-cell>
          <table:covered-table-cell/>
        </table:table-row>
        <table:table-row table:style-name="ro1">
          <table:table-cell office:value-type="string">
            <text:p>CollisionHeight</text:p>
          </table:table-cell>
          <table:table-cell office:value-type="float" office:value="66.65" table:number-columns-spanned="2" table:number-rows-spanned="1">
            <text:p>66.65</text:p>
          </table:table-cell>
          <table:covered-table-cell/>
          <table:table-cell table:formula="of:=([.D3]/[.B3])*[.B4]" office:value-type="float" office:value="36.1020833333333" table:number-columns-spanned="2" table:number-rows-spanned="1">
            <text:p>36.1020833333</text:p>
          </table:table-cell>
          <table:covered-table-cell/>
          <table:table-cell table:formula="of:=([.F3]/[.B3])*[.B4]" office:value-type="float" office:value="41.65625" table:number-columns-spanned="2" table:number-rows-spanned="1">
            <text:p>41.65625</text:p>
          </table:table-cell>
          <table:covered-table-cell/>
          <table:table-cell table:formula="of:=([.H3]/[.B3])*[.B4]" office:value-type="float" office:value="47.2104166666667" table:number-columns-spanned="2" table:number-rows-spanned="1">
            <text:p>47.2104166667</text:p>
          </table:table-cell>
          <table:covered-table-cell/>
          <table:table-cell table:formula="of:=([.J3]/[.B3])*[.B4]" office:value-type="float" office:value="52.7645833333333" table:number-columns-spanned="2" table:number-rows-spanned="1">
            <text:p>52.7645833333</text:p>
          </table:table-cell>
          <table:covered-table-cell/>
          <table:table-cell table:formula="of:=([.L3]/[.B3])*[.B4]" office:value-type="float" office:value="58.31875" table:number-columns-spanned="2" table:number-rows-spanned="1">
            <text:p>58.31875</text:p>
          </table:table-cell>
          <table:covered-table-cell/>
          <table:table-cell table:formula="of:=([.N3]/[.B3])*[.B4]" office:value-type="float" office:value="61.0958333333333" table:number-columns-spanned="2" table:number-rows-spanned="1">
            <text:p>61.0958333333</text:p>
          </table:table-cell>
          <table:covered-table-cell/>
          <table:table-cell table:formula="of:=([.P3]/[.B3])*[.B4]" office:value-type="float" office:value="63.8729166666667" table:number-columns-spanned="2" table:number-rows-spanned="1">
            <text:p>63.8729166667</text:p>
          </table:table-cell>
          <table:covered-table-cell/>
          <table:table-cell table:formula="of:=([.R3]/[.B3])*[.B4]" office:value-type="float" office:value="69.4270833333333" table:number-columns-spanned="2" table:number-rows-spanned="1">
            <text:p>69.4270833333</text:p>
          </table:table-cell>
          <table:covered-table-cell/>
          <table:table-cell table:formula="of:=([.T3]/[.B3])*[.B4]" office:value-type="float" office:value="72.2041666666667" table:number-columns-spanned="2" table:number-rows-spanned="1">
            <text:p>72.2041666667</text:p>
          </table:table-cell>
          <table:covered-table-cell/>
          <table:table-cell table:formula="of:=([.V3]/[.B3])*[.B4]" office:value-type="float" office:value="74.98125" table:number-columns-spanned="2" table:number-rows-spanned="1">
            <text:p>74.98125</text:p>
          </table:table-cell>
          <table:covered-table-cell/>
          <table:table-cell table:formula="of:=([.X3]/[.B3])*[.B4]" office:value-type="float" office:value="77.7583333333333" table:number-columns-spanned="2" table:number-rows-spanned="1">
            <text:p>77.7583333333</text:p>
          </table:table-cell>
          <table:covered-table-cell/>
        </table:table-row>
        <table:table-row table:style-name="ro1">
          <table:table-cell office:value-type="string">
            <text:p>CollisionRadius</text:p>
          </table:table-cell>
          <table:table-cell office:value-type="float" office:value="26.875" table:number-columns-spanned="2" table:number-rows-spanned="1">
            <text:p>26.875</text:p>
          </table:table-cell>
          <table:covered-table-cell/>
          <table:table-cell table:formula="of:=([.D3]/[.B3])*[.B5]" office:value-type="float" office:value="14.5572916666667" table:number-columns-spanned="2" table:number-rows-spanned="1">
            <text:p>14.5572916667</text:p>
          </table:table-cell>
          <table:covered-table-cell/>
          <table:table-cell table:formula="of:=([.F3]/[.B3])*[.B5]" office:value-type="float" office:value="16.796875" table:number-columns-spanned="2" table:number-rows-spanned="1">
            <text:p>16.796875</text:p>
          </table:table-cell>
          <table:covered-table-cell/>
          <table:table-cell table:formula="of:=([.H3]/[.B3])*[.B5]" office:value-type="float" office:value="19.0364583333333" table:number-columns-spanned="2" table:number-rows-spanned="1">
            <text:p>19.0364583333</text:p>
          </table:table-cell>
          <table:covered-table-cell/>
          <table:table-cell table:formula="of:=([.J3]/[.B3])*[.B5]" office:value-type="float" office:value="21.2760416666667" table:number-columns-spanned="2" table:number-rows-spanned="1">
            <text:p>21.2760416667</text:p>
          </table:table-cell>
          <table:covered-table-cell/>
          <table:table-cell table:formula="of:=([.L3]/[.B3])*[.B5]" office:value-type="float" office:value="23.515625" table:number-columns-spanned="2" table:number-rows-spanned="1">
            <text:p>23.515625</text:p>
          </table:table-cell>
          <table:covered-table-cell/>
          <table:table-cell table:formula="of:=([.N3]/[.B3])*[.B5]" office:value-type="float" office:value="24.6354166666667" table:number-columns-spanned="2" table:number-rows-spanned="1">
            <text:p>24.6354166667</text:p>
          </table:table-cell>
          <table:covered-table-cell/>
          <table:table-cell table:formula="of:=([.P3]/[.B3])*[.B5]" office:value-type="float" office:value="25.7552083333333" table:number-columns-spanned="2" table:number-rows-spanned="1">
            <text:p>25.7552083333</text:p>
          </table:table-cell>
          <table:covered-table-cell/>
          <table:table-cell table:formula="of:=([.R3]/[.B3])*[.B5]" office:value-type="float" office:value="27.9947916666667" table:number-columns-spanned="2" table:number-rows-spanned="1">
            <text:p>27.9947916667</text:p>
          </table:table-cell>
          <table:covered-table-cell/>
          <table:table-cell table:formula="of:=([.T3]/[.B3])*[.B5]" office:value-type="float" office:value="29.1145833333333" table:number-columns-spanned="2" table:number-rows-spanned="1">
            <text:p>29.1145833333</text:p>
          </table:table-cell>
          <table:covered-table-cell/>
          <table:table-cell table:formula="of:=([.V3]/[.B3])*[.B5]" office:value-type="float" office:value="30.234375" table:number-columns-spanned="2" table:number-rows-spanned="1">
            <text:p>30.234375</text:p>
          </table:table-cell>
          <table:covered-table-cell/>
          <table:table-cell table:formula="of:=([.X3]/[.B3])*[.B5]" office:value-type="float" office:value="31.3541666666667" table:number-columns-spanned="2" table:number-rows-spanned="1">
            <text:p>31.3541666667</text:p>
          </table:table-cell>
          <table:covered-table-cell/>
        </table:table-row>
        <table:table-row table:style-name="ro1">
          <table:table-cell office:value-type="string">
            <text:p>BaseEyeHeight</text:p>
          </table:table-cell>
          <table:table-cell office:value-type="float" office:value="60.2" table:number-columns-spanned="2" table:number-rows-spanned="1">
            <text:p>60.2</text:p>
          </table:table-cell>
          <table:covered-table-cell/>
          <table:table-cell table:formula="of:=([.D3]/[.B3])*[.B6]" office:value-type="float" office:value="32.6083333333333" table:number-columns-spanned="2" table:number-rows-spanned="1">
            <text:p>32.6083333333</text:p>
          </table:table-cell>
          <table:covered-table-cell/>
          <table:table-cell table:formula="of:=([.F3]/[.B3])*[.B6]" office:value-type="float" office:value="37.625" table:number-columns-spanned="2" table:number-rows-spanned="1">
            <text:p>37.625</text:p>
          </table:table-cell>
          <table:covered-table-cell/>
          <table:table-cell table:formula="of:=([.H3]/[.B3])*[.B6]" office:value-type="float" office:value="42.6416666666667" table:number-columns-spanned="2" table:number-rows-spanned="1">
            <text:p>42.6416666667</text:p>
          </table:table-cell>
          <table:covered-table-cell/>
          <table:table-cell table:formula="of:=([.J3]/[.B3])*[.B6]" office:value-type="float" office:value="47.6583333333333" table:number-columns-spanned="2" table:number-rows-spanned="1">
            <text:p>47.6583333333</text:p>
          </table:table-cell>
          <table:covered-table-cell/>
          <table:table-cell table:formula="of:=([.L3]/[.B3])*[.B6]" office:value-type="float" office:value="52.675" table:number-columns-spanned="2" table:number-rows-spanned="1">
            <text:p>52.675</text:p>
          </table:table-cell>
          <table:covered-table-cell/>
          <table:table-cell table:formula="of:=([.N3]/[.B3])*[.B6]" office:value-type="float" office:value="55.1833333333333" table:number-columns-spanned="2" table:number-rows-spanned="1">
            <text:p>55.1833333333</text:p>
          </table:table-cell>
          <table:covered-table-cell/>
          <table:table-cell table:formula="of:=([.P3]/[.B3])*[.B6]" office:value-type="float" office:value="57.6916666666667" table:number-columns-spanned="2" table:number-rows-spanned="1">
            <text:p>57.6916666667</text:p>
          </table:table-cell>
          <table:covered-table-cell/>
          <table:table-cell table:formula="of:=([.R3]/[.B3])*[.B6]" office:value-type="float" office:value="62.7083333333333" table:number-columns-spanned="2" table:number-rows-spanned="1">
            <text:p>62.7083333333</text:p>
          </table:table-cell>
          <table:covered-table-cell/>
          <table:table-cell table:formula="of:=([.T3]/[.B3])*[.B6]" office:value-type="float" office:value="65.2166666666667" table:number-columns-spanned="2" table:number-rows-spanned="1">
            <text:p>65.2166666667</text:p>
          </table:table-cell>
          <table:covered-table-cell/>
          <table:table-cell table:formula="of:=([.V3]/[.B3])*[.B6]" office:value-type="float" office:value="67.725" table:number-columns-spanned="2" table:number-rows-spanned="1">
            <text:p>67.725</text:p>
          </table:table-cell>
          <table:covered-table-cell/>
          <table:table-cell table:formula="of:=([.X3]/[.B3])*[.B6]" office:value-type="float" office:value="70.2333333333333" table:number-columns-spanned="2" table:number-rows-spanned="1">
            <text:p>70.2333333333</text:p>
          </table:table-cell>
          <table:covered-table-cell/>
        </table:table-row>
        <table:table-row table:style-name="ro1">
          <table:table-cell office:value-type="string">
            <text:p>EyeHeight</text:p>
          </table:table-cell>
          <table:table-cell office:value-type="float" office:value="60.2" table:number-columns-spanned="2" table:number-rows-spanned="1">
            <text:p>60.2</text:p>
          </table:table-cell>
          <table:covered-table-cell/>
          <table:table-cell table:formula="of:=([.D4]/[.B4])*[.B7]" office:value-type="float" office:value="32.6083333333333" table:number-columns-spanned="2" table:number-rows-spanned="1">
            <text:p>32.6083333333</text:p>
          </table:table-cell>
          <table:covered-table-cell/>
          <table:table-cell table:formula="of:=([.F4]/[.B4])*[.B7]" office:value-type="float" office:value="37.625" table:number-columns-spanned="2" table:number-rows-spanned="1">
            <text:p>37.625</text:p>
          </table:table-cell>
          <table:covered-table-cell/>
          <table:table-cell table:formula="of:=([.H4]/[.B4])*[.B7]" office:value-type="float" office:value="42.6416666666667" table:number-columns-spanned="2" table:number-rows-spanned="1">
            <text:p>42.6416666667</text:p>
          </table:table-cell>
          <table:covered-table-cell/>
          <table:table-cell table:formula="of:=([.J4]/[.B4])*[.B7]" office:value-type="float" office:value="47.6583333333333" table:number-columns-spanned="2" table:number-rows-spanned="1">
            <text:p>47.6583333333</text:p>
          </table:table-cell>
          <table:covered-table-cell/>
          <table:table-cell table:formula="of:=([.L3]/[.B3])*[.B7]" office:value-type="float" office:value="52.675" table:number-columns-spanned="2" table:number-rows-spanned="1">
            <text:p>52.675</text:p>
          </table:table-cell>
          <table:covered-table-cell/>
          <table:table-cell table:formula="of:=([.N3]/[.B3])*[.B7]" office:value-type="float" office:value="55.1833333333333" table:number-columns-spanned="2" table:number-rows-spanned="1">
            <text:p>55.1833333333</text:p>
          </table:table-cell>
          <table:covered-table-cell/>
          <table:table-cell table:formula="of:=([.P3]/[.B3])*[.B7]" office:value-type="float" office:value="57.6916666666667" table:number-columns-spanned="2" table:number-rows-spanned="1">
            <text:p>57.6916666667</text:p>
          </table:table-cell>
          <table:covered-table-cell/>
          <table:table-cell table:formula="of:=([.R3]/[.B3])*[.B7]" office:value-type="float" office:value="62.7083333333333" table:number-columns-spanned="2" table:number-rows-spanned="1">
            <text:p>62.7083333333</text:p>
          </table:table-cell>
          <table:covered-table-cell/>
          <table:table-cell table:formula="of:=([.T3]/[.B3])*[.B7]" office:value-type="float" office:value="65.2166666666667" table:number-columns-spanned="2" table:number-rows-spanned="1">
            <text:p>65.2166666667</text:p>
          </table:table-cell>
          <table:covered-table-cell/>
          <table:table-cell table:formula="of:=([.V3]/[.B3])*[.B7]" office:value-type="float" office:value="67.725" table:number-columns-spanned="2" table:number-rows-spanned="1">
            <text:p>67.725</text:p>
          </table:table-cell>
          <table:covered-table-cell/>
          <table:table-cell table:formula="of:=([.X4]/[.B4])*[.B7]" office:value-type="float" office:value="70.2333333333333" table:number-columns-spanned="2" table:number-rows-spanned="1">
            <text:p>70.2333333333</text:p>
          </table:table-cell>
          <table:covered-table-cell/>
        </table:table-row>
        <table:table-row table:style-name="ro1">
          <table:table-cell office:value-type="string">
            <text:p>CrouchHeight</text:p>
          </table:table-cell>
          <table:table-cell table:formula="of:=[.B4]/1.5625" office:value-type="float" office:value="42.656" table:number-columns-spanned="2" table:number-rows-spanned="1">
            <text:p>42.656</text:p>
          </table:table-cell>
          <table:covered-table-cell/>
          <table:table-cell table:formula="of:=[.D4]/1.5625" office:value-type="float" office:value="23.1053333333333" table:number-columns-spanned="2" table:number-rows-spanned="1">
            <text:p>23.1053333333</text:p>
          </table:table-cell>
          <table:covered-table-cell/>
          <table:table-cell table:formula="of:=[.F4]/1.5625" office:value-type="float" office:value="26.66" table:number-columns-spanned="2" table:number-rows-spanned="1">
            <text:p>26.66</text:p>
          </table:table-cell>
          <table:covered-table-cell/>
          <table:table-cell table:formula="of:=[.H4]/1.5625" office:value-type="float" office:value="30.2146666666667" table:number-columns-spanned="2" table:number-rows-spanned="1">
            <text:p>30.2146666667</text:p>
          </table:table-cell>
          <table:covered-table-cell/>
          <table:table-cell table:formula="of:=[.J4]/1.5625" office:value-type="float" office:value="33.7693333333333" table:number-columns-spanned="2" table:number-rows-spanned="1">
            <text:p>33.7693333333</text:p>
          </table:table-cell>
          <table:covered-table-cell/>
          <table:table-cell table:formula="of:=[.L4]/1.5625" office:value-type="float" office:value="37.324" table:number-columns-spanned="2" table:number-rows-spanned="1">
            <text:p>37.324</text:p>
          </table:table-cell>
          <table:covered-table-cell/>
          <table:table-cell table:formula="of:=[.N4]/1.5625" office:value-type="float" office:value="39.1013333333333" table:number-columns-spanned="2" table:number-rows-spanned="1">
            <text:p>39.1013333333</text:p>
          </table:table-cell>
          <table:covered-table-cell/>
          <table:table-cell table:formula="of:=[.P4]/1.5625" office:value-type="float" office:value="40.8786666666667" table:number-columns-spanned="2" table:number-rows-spanned="1">
            <text:p>40.8786666667</text:p>
          </table:table-cell>
          <table:covered-table-cell/>
          <table:table-cell table:formula="of:=[.R4]/1.5625" office:value-type="float" office:value="44.4333333333333" table:number-columns-spanned="2" table:number-rows-spanned="1">
            <text:p>44.4333333333</text:p>
          </table:table-cell>
          <table:covered-table-cell/>
          <table:table-cell table:formula="of:=[.T4]/1.5625" office:value-type="float" office:value="46.2106666666667" table:number-columns-spanned="2" table:number-rows-spanned="1">
            <text:p>46.2106666667</text:p>
          </table:table-cell>
          <table:covered-table-cell/>
          <table:table-cell table:formula="of:=[.V4]/1.5625" office:value-type="float" office:value="47.988" table:number-columns-spanned="2" table:number-rows-spanned="1">
            <text:p>47.988</text:p>
          </table:table-cell>
          <table:covered-table-cell/>
          <table:table-cell table:formula="of:=[.X4]/1.5625" office:value-type="float" office:value="49.7653333333333" table:number-columns-spanned="2" table:number-rows-spanned="1">
            <text:p>49.7653333333</text:p>
          </table:table-cell>
          <table:covered-table-cell/>
        </table:table-row>
        <table:table-row table:style-name="ro1">
          <table:table-cell office:value-type="string">
            <text:p>CrouchRadius</text:p>
          </table:table-cell>
          <table:table-cell table:formula="of:=[.B5]" office:value-type="float" office:value="26.875" table:number-columns-spanned="2" table:number-rows-spanned="1">
            <text:p>26.875</text:p>
          </table:table-cell>
          <table:covered-table-cell/>
          <table:table-cell table:formula="of:=[.D5]" office:value-type="float" office:value="14.5572916666667" table:number-columns-spanned="2" table:number-rows-spanned="1">
            <text:p>14.5572916667</text:p>
          </table:table-cell>
          <table:covered-table-cell/>
          <table:table-cell table:formula="of:=[.F5]" office:value-type="float" office:value="16.796875" table:number-columns-spanned="2" table:number-rows-spanned="1">
            <text:p>16.796875</text:p>
          </table:table-cell>
          <table:covered-table-cell/>
          <table:table-cell table:formula="of:=[.H5]" office:value-type="float" office:value="19.0364583333333" table:number-columns-spanned="2" table:number-rows-spanned="1">
            <text:p>19.0364583333</text:p>
          </table:table-cell>
          <table:covered-table-cell/>
          <table:table-cell table:formula="of:=[.J5]" office:value-type="float" office:value="21.2760416666667" table:number-columns-spanned="2" table:number-rows-spanned="1">
            <text:p>21.2760416667</text:p>
          </table:table-cell>
          <table:covered-table-cell/>
          <table:table-cell table:formula="of:=[.L5]" office:value-type="float" office:value="23.515625" table:number-columns-spanned="2" table:number-rows-spanned="1">
            <text:p>23.515625</text:p>
          </table:table-cell>
          <table:covered-table-cell/>
          <table:table-cell table:formula="of:=[.N5]" office:value-type="float" office:value="24.6354166666667" table:number-columns-spanned="2" table:number-rows-spanned="1">
            <text:p>24.6354166667</text:p>
          </table:table-cell>
          <table:covered-table-cell/>
          <table:table-cell table:formula="of:=[.P5]" office:value-type="float" office:value="25.7552083333333" table:number-columns-spanned="2" table:number-rows-spanned="1">
            <text:p>25.7552083333</text:p>
          </table:table-cell>
          <table:covered-table-cell/>
          <table:table-cell table:formula="of:=[.R5]" office:value-type="float" office:value="27.9947916666667" table:number-columns-spanned="2" table:number-rows-spanned="1">
            <text:p>27.9947916667</text:p>
          </table:table-cell>
          <table:covered-table-cell/>
          <table:table-cell table:formula="of:=[.T5]" office:value-type="float" office:value="29.1145833333333" table:number-columns-spanned="2" table:number-rows-spanned="1">
            <text:p>29.1145833333</text:p>
          </table:table-cell>
          <table:covered-table-cell/>
          <table:table-cell table:formula="of:=[.V5]" office:value-type="float" office:value="30.234375" table:number-columns-spanned="2" table:number-rows-spanned="1">
            <text:p>30.234375</text:p>
          </table:table-cell>
          <table:covered-table-cell/>
          <table:table-cell table:formula="of:=[.X5]" office:value-type="float" office:value="31.3541666666667" table:number-columns-spanned="2" table:number-rows-spanned="1">
            <text:p>31.3541666667</text:p>
          </table:table-cell>
          <table:covered-table-cell/>
        </table:table-row>
        <table:table-row table:style-name="ro1">
          <table:table-cell office:value-type="string">
            <text:p>OnlineHeadshotOffset</text:p>
          </table:table-cell>
          <table:table-cell table:style-name="ce8" office:value-type="float" office:value="5">
            <text:p>5</text:p>
          </table:table-cell>
          <table:table-cell office:value-type="float" office:value="58">
            <text:p>58</text:p>
          </table:table-cell>
          <table:table-cell table:style-name="ce8" table:formula="of:=([.D3]/[.B3])*[.B10]" office:value-type="float" office:value="2.70833333333333">
            <text:p>2.7083333333</text:p>
          </table:table-cell>
          <table:table-cell table:formula="of:=([.D3]/[.B3])*[.C10]" office:value-type="float" office:value="31.4166666666667">
            <text:p>31.4166666667</text:p>
          </table:table-cell>
          <table:table-cell table:style-name="ce8" table:formula="of:=([.F3]/[.B3])*[.B10]" office:value-type="float" office:value="3.125">
            <text:p>3.125</text:p>
          </table:table-cell>
          <table:table-cell table:formula="of:=([.F3]/[.B3])*[.C10]" office:value-type="float" office:value="36.25">
            <text:p>36.25</text:p>
          </table:table-cell>
          <table:table-cell table:style-name="ce8" table:formula="of:=([.H3]/[.B3])*[.B10]" office:value-type="float" office:value="3.54166666666667">
            <text:p>3.5416666667</text:p>
          </table:table-cell>
          <table:table-cell table:formula="of:=([.H3]/[.B3])*[.C10]" office:value-type="float" office:value="41.0833333333333">
            <text:p>41.0833333333</text:p>
          </table:table-cell>
          <table:table-cell table:style-name="ce8" table:formula="of:=([.J3]/[.B3])*[.B10]" office:value-type="float" office:value="3.95833333333333">
            <text:p>3.9583333333</text:p>
          </table:table-cell>
          <table:table-cell table:formula="of:=([.J3]/[.B3])*[.C10]" office:value-type="float" office:value="45.9166666666667">
            <text:p>45.9166666667</text:p>
          </table:table-cell>
          <table:table-cell table:style-name="ce8" table:formula="of:=([.L3]/[.B3])*[.B10]" office:value-type="float" office:value="4.375">
            <text:p>4.375</text:p>
          </table:table-cell>
          <table:table-cell table:formula="of:=([.L3]/[.B3])*[.C10]" office:value-type="float" office:value="50.75">
            <text:p>50.75</text:p>
          </table:table-cell>
          <table:table-cell table:style-name="ce8" table:formula="of:=([.N3]/[.B3])*[.B10]" office:value-type="float" office:value="4.58333333333333">
            <text:p>4.5833333333</text:p>
          </table:table-cell>
          <table:table-cell table:formula="of:=([.N3]/[.B3])*[.C10]" office:value-type="float" office:value="53.1666666666667">
            <text:p>53.1666666667</text:p>
          </table:table-cell>
          <table:table-cell table:style-name="ce8" table:formula="of:=([.P3]/[.B3])*[.B10]" office:value-type="float" office:value="4.79166666666667">
            <text:p>4.7916666667</text:p>
          </table:table-cell>
          <table:table-cell table:formula="of:=([.P3]/[.B3])*[.C10]" office:value-type="float" office:value="55.5833333333333">
            <text:p>55.5833333333</text:p>
          </table:table-cell>
          <table:table-cell table:style-name="ce8" table:formula="of:=([.R3]/[.B3])*[.B10]" office:value-type="float" office:value="5.20833333333333">
            <text:p>5.2083333333</text:p>
          </table:table-cell>
          <table:table-cell table:formula="of:=([.R3]/[.B3])*[.C10]" office:value-type="float" office:value="60.4166666666667">
            <text:p>60.4166666667</text:p>
          </table:table-cell>
          <table:table-cell table:style-name="ce8" table:formula="of:=([.T3]/[.B3])*[.B10]" office:value-type="float" office:value="5.41666666666667">
            <text:p>5.4166666667</text:p>
          </table:table-cell>
          <table:table-cell table:formula="of:=([.T3]/[.B3])*[.C10]" office:value-type="float" office:value="62.8333333333333">
            <text:p>62.8333333333</text:p>
          </table:table-cell>
          <table:table-cell table:style-name="ce8" table:formula="of:=([.V3]/[.B3])*[.B10]" office:value-type="float" office:value="5.625">
            <text:p>5.625</text:p>
          </table:table-cell>
          <table:table-cell table:formula="of:=([.V3]/[.B3])*[.C10]" office:value-type="float" office:value="65.25">
            <text:p>65.25</text:p>
          </table:table-cell>
          <table:table-cell table:style-name="ce8" table:formula="of:=([.X3]/[.B3])*[.B10]" office:value-type="float" office:value="5.83333333333333">
            <text:p>5.8333333333</text:p>
          </table:table-cell>
          <table:table-cell table:formula="of:=([.X3]/[.B3])*[.C10]" office:value-type="float" office:value="67.6666666666667">
            <text:p>67.6666666667</text:p>
          </table:table-cell>
        </table:table-row>
        <table:table-row table:style-name="ro1">
          <table:table-cell office:value-type="string">
            <text:p>OnlineHeadshotScale</text:p>
          </table:table-cell>
          <table:table-cell office:value-type="float" office:value="1.5" table:number-columns-spanned="2" table:number-rows-spanned="1">
            <text:p>1.5</text:p>
          </table:table-cell>
          <table:covered-table-cell/>
          <table:table-cell table:formula="of:=([.D3]/[.B3])*[.B11]" office:value-type="float" office:value="0.8125" table:number-columns-spanned="2" table:number-rows-spanned="1">
            <text:p>0.8125</text:p>
          </table:table-cell>
          <table:covered-table-cell/>
          <table:table-cell table:formula="of:=([.F3]/[.B3])*[.B11]" office:value-type="float" office:value="0.9375" table:number-columns-spanned="2" table:number-rows-spanned="1">
            <text:p>0.9375</text:p>
          </table:table-cell>
          <table:covered-table-cell/>
          <table:table-cell table:formula="of:=([.H3]/[.B3])*[.B11]" office:value-type="float" office:value="1.0625" table:number-columns-spanned="2" table:number-rows-spanned="1">
            <text:p>1.0625</text:p>
          </table:table-cell>
          <table:covered-table-cell/>
          <table:table-cell table:formula="of:=([.J3]/[.B3])*[.B11]" office:value-type="float" office:value="1.1875" table:number-columns-spanned="2" table:number-rows-spanned="1">
            <text:p>1.1875</text:p>
          </table:table-cell>
          <table:covered-table-cell/>
          <table:table-cell table:formula="of:=([.L3]/[.B3])*[.B11]" office:value-type="float" office:value="1.3125" table:number-columns-spanned="2" table:number-rows-spanned="1">
            <text:p>1.3125</text:p>
          </table:table-cell>
          <table:covered-table-cell/>
          <table:table-cell table:formula="of:=([.N3]/[.B3])*[.B11]" office:value-type="float" office:value="1.375" table:number-columns-spanned="2" table:number-rows-spanned="1">
            <text:p>1.375</text:p>
          </table:table-cell>
          <table:covered-table-cell/>
          <table:table-cell table:formula="of:=([.P3]/[.B3])*[.B11]" office:value-type="float" office:value="1.4375" table:number-columns-spanned="2" table:number-rows-spanned="1">
            <text:p>1.4375</text:p>
          </table:table-cell>
          <table:covered-table-cell/>
          <table:table-cell table:formula="of:=([.R3]/[.B3])*[.B11]" office:value-type="float" office:value="1.5625" table:number-columns-spanned="2" table:number-rows-spanned="1">
            <text:p>1.5625</text:p>
          </table:table-cell>
          <table:covered-table-cell/>
          <table:table-cell table:formula="of:=([.T3]/[.B3])*[.B11]" office:value-type="float" office:value="1.625" table:number-columns-spanned="2" table:number-rows-spanned="1">
            <text:p>1.625</text:p>
          </table:table-cell>
          <table:covered-table-cell/>
          <table:table-cell table:formula="of:=([.V3]/[.B3])*[.B11]" office:value-type="float" office:value="1.6875" table:number-columns-spanned="2" table:number-rows-spanned="1">
            <text:p>1.6875</text:p>
          </table:table-cell>
          <table:covered-table-cell/>
          <table:table-cell table:formula="of:=([.X3]/[.B3])*[.B11]" office:value-type="float" office:value="1.75" table:number-columns-spanned="2" table:number-rows-spanned="1">
            <text:p>1.75</text:p>
          </table:table-cell>
          <table:covered-table-cell/>
        </table:table-row>
        <table:table-row table:style-name="ro1">
          <table:table-cell table:style-name="ce4" office:value-type="string">
            <text:p>Mass</text:p>
          </table:table-cell>
          <table:table-cell table:style-name="ce9" office:value-type="float" office:value="460" table:number-columns-spanned="2" table:number-rows-spanned="1">
            <text:p>460</text:p>
          </table:table-cell>
          <table:covered-table-cell table:style-name="ce13"/>
          <table:table-cell table:style-name="ce9" table:formula="of:=([.D3]/[.B3])*[.B12]" office:value-type="float" office:value="249.166666666667" table:number-columns-spanned="2" table:number-rows-spanned="1">
            <text:p>249.1666666667</text:p>
          </table:table-cell>
          <table:covered-table-cell table:style-name="ce13"/>
          <table:table-cell table:style-name="ce9" table:formula="of:=([.F3]/[.B3])*[.B12]" office:value-type="float" office:value="287.5" table:number-columns-spanned="2" table:number-rows-spanned="1">
            <text:p>287.5</text:p>
          </table:table-cell>
          <table:covered-table-cell table:style-name="ce13"/>
          <table:table-cell table:style-name="ce9" table:formula="of:=([.H3]/[.B3])*[.B12]" office:value-type="float" office:value="325.833333333333" table:number-columns-spanned="2" table:number-rows-spanned="1">
            <text:p>325.8333333333</text:p>
          </table:table-cell>
          <table:covered-table-cell table:style-name="ce13"/>
          <table:table-cell table:style-name="ce9" table:formula="of:=([.J3]/[.B3])*[.B12]" office:value-type="float" office:value="364.166666666667" table:number-columns-spanned="2" table:number-rows-spanned="1">
            <text:p>364.1666666667</text:p>
          </table:table-cell>
          <table:covered-table-cell table:style-name="ce13"/>
          <table:table-cell table:style-name="ce9" table:formula="of:=([.L3]/[.B3])*[.B12]" office:value-type="float" office:value="402.5" table:number-columns-spanned="2" table:number-rows-spanned="1">
            <text:p>402.5</text:p>
          </table:table-cell>
          <table:covered-table-cell table:style-name="ce13"/>
          <table:table-cell table:style-name="ce9" table:formula="of:=([.N3]/[.B3])*[.B12]" office:value-type="float" office:value="421.666666666667" table:number-columns-spanned="2" table:number-rows-spanned="1">
            <text:p>421.6666666667</text:p>
          </table:table-cell>
          <table:covered-table-cell table:style-name="ce13"/>
          <table:table-cell table:style-name="ce9" table:formula="of:=([.P3]/[.B3])*[.B12]" office:value-type="float" office:value="440.833333333333" table:number-columns-spanned="2" table:number-rows-spanned="1">
            <text:p>440.8333333333</text:p>
          </table:table-cell>
          <table:covered-table-cell table:style-name="ce13"/>
          <table:table-cell table:style-name="ce9" table:formula="of:=([.R3]/[.B3])*[.B12]" office:value-type="float" office:value="479.166666666667" table:number-columns-spanned="2" table:number-rows-spanned="1">
            <text:p>479.1666666667</text:p>
          </table:table-cell>
          <table:covered-table-cell table:style-name="ce13"/>
          <table:table-cell table:style-name="ce9" table:formula="of:=([.T3]/[.B3])*[.B12]" office:value-type="float" office:value="498.333333333333" table:number-columns-spanned="2" table:number-rows-spanned="1">
            <text:p>498.3333333333</text:p>
          </table:table-cell>
          <table:covered-table-cell table:style-name="ce13"/>
          <table:table-cell table:style-name="ce9" table:formula="of:=([.V3]/[.B3])*[.B12]" office:value-type="float" office:value="517.5" table:number-columns-spanned="2" table:number-rows-spanned="1">
            <text:p>517.5</text:p>
          </table:table-cell>
          <table:covered-table-cell table:style-name="ce13"/>
          <table:table-cell table:style-name="ce9" table:formula="of:=([.X3]/[.B3])*[.B12]" office:value-type="float" office:value="536.666666666667" table:number-columns-spanned="2" table:number-rows-spanned="1">
            <text:p>536.6666666667</text:p>
          </table:table-cell>
          <table:covered-table-cell table:style-name="ce13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8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13.04.2016</text:date>, <text:time>00:27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4-12T21:22:52.93</meta:creation-date>
    <dc:date>2016-04-13T00:01:29.07</dc:date>
    <meta:editing-duration>PT1H51M50S</meta:editing-duration>
    <meta:editing-cycles>9</meta:editing-cycles>
    <meta:generator>OpenOffice.org/3.3$Win32 OpenOffice.org_project/330m20$Build-9567</meta:generator>
    <meta:document-statistic meta:table-count="1" meta:cell-count="167" meta:object-count="0"/>
  </office:meta>
</office:document-meta>
</file>